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20.00%" fo:text-align="left" fo:margin-bottom="7.00p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2"><text:span text:style-name="T2">解题报告：</text:span></text:p>
      <text:p text:style-name="P2"><text:span text:style-name="T2">“前面的”，知道这些任务已经是拓扑排序好的了。</text:span></text:p>
      <text:p text:style-name="P2"><text:span text:style-name="T2">dp[i] = 完成第i个任务时所需的最短的时间。</text:span></text:p>
      <text:p text:style-name="P2"><text:span text:style-name="T2">dp[i] = max（dp[j]) xi， j是需要在它前面完成的任务的序号。</text:span></text:p>
      <text:p text:style-name="P2"><text:span text:style-name="T2">max(dp[i])就是答案。</text:span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